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2">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3">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4">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5">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7">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8">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9">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20">
      <style:paragraph-properties fo:margin-top="0in" fo:margin-bottom="0in" style:contextual-spacing="false"/>
    </style:style>
    <style:style style:name="P40" style:family="paragraph" style:parent-style-name="Text_20_body" style:list-style-name="L20"/>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prehensive CAD Vocabulary &amp; Mechanical Engineering Terminology Guide</text:h>
      <text:p text:style-name="Text_20_body">Mike, this is a great foundation to build — knowing the precise terminology is the difference between getting garbage out of a CAD-generating LLM and getting something manufacturable. Let me break this down systematically.</text:p>
      <text:p text:style-name="Horizontal_20_Line"/>
      <text:h text:style-name="Heading_20_2" text:outline-level="2">1. Fundamental CAD Operations (The Verbs)</text:h>
      <text:p text:style-name="Text_20_body">These are the actions you perform on geometry. Every parametric CAD system (SolidWorks, FreeCAD, Fusion 360, OnShape) uses these concepts.</text:p>
      <text:p text:style-name="Text_20_body"><text:span text:style-name="Strong_20_Emphasis">Sketch-Level Operations</text:span></text:p>
      <text:list text:style-name="L1">
        <text:list-item>
          <text:p text:style-name="P1"><text:span text:style-name="Strong_20_Emphasis">Sketch</text:span> — A 2D drawing on a plane or face that defines the cross-sectional profile of a 3D feature. Everything starts here. </text:p>
        </text:list-item>
        <text:list-item>
          <text:p text:style-name="P1"><text:span text:style-name="Strong_20_Emphasis">Constraint</text:span> — Geometric rules applied to sketch entities (horizontal, vertical, coincident, tangent, concentric, equal, symmetric). A <text:span text:style-name="Strong_20_Emphasis">fully constrained sketch</text:span> has zero degrees of freedom. </text:p>
        </text:list-item>
        <text:list-item>
          <text:p text:style-name="P1"><text:span text:style-name="Strong_20_Emphasis">Construction Geometry</text:span> — Reference lines/circles used to position other geometry but not included in the final profile. Also called <text:span text:style-name="Strong_20_Emphasis">reference geometry</text:span>. </text:p>
        </text:list-item>
        <text:list-item>
          <text:p text:style-name="P1"><text:span text:style-name="Strong_20_Emphasis">Spline</text:span> — A smooth freeform curve defined by control points. B-splines and NURBS (Non-Uniform Rational B-Splines) are the mathematical backbone of all modern CAD surfaces. </text:p>
        </text:list-item>
        <text:list-item>
          <text:p text:style-name="P1"><text:span text:style-name="Strong_20_Emphasis">Offset</text:span> — Creating a curve parallel to an existing edge at a specified distance. </text:p>
        </text:list-item>
        <text:list-item>
          <text:p text:style-name="P2"><text:span text:style-name="Strong_20_Emphasis">Trim / Extend</text:span> — Cutting a sketch entity at an intersection or lengthening it to meet another entity. </text:p>
        </text:list-item>
      </text:list>
      <text:p text:style-name="Text_20_body"><text:span text:style-name="Strong_20_Emphasis">3D Feature Operations (Sketch-Based)</text:span></text:p>
      <text:list text:style-name="L2">
        <text:list-item>
          <text:p text:style-name="P3"><text:span text:style-name="Strong_20_Emphasis">Extrude (Boss/Cut)</text:span> — Pulling a 2D sketch linearly along an axis to create a solid (boss) or remove material (cut). The single most common operation. </text:p>
        </text:list-item>
        <text:list-item>
          <text:p text:style-name="P3"><text:span text:style-name="Strong_20_Emphasis">Revolve</text:span> — Rotating a 2D profile around an axis to create axially symmetric bodies (shafts, bottles, bowls, nozzles). </text:p>
        </text:list-item>
        <text:list-item>
          <text:p text:style-name="P3"><text:span text:style-name="Strong_20_Emphasis">Sweep</text:span> — Moving a 2D profile along a 3D path (pipes, cables, helical features, handrails). </text:p>
        </text:list-item>
        <text:list-item>
          <text:p text:style-name="P3"><text:span text:style-name="Strong_20_Emphasis">Loft</text:span> — Blending between two or more 2D profiles at different positions to create a smooth transitional shape (aerodynamic fairings, bottle transitions, turbine blades). </text:p>
        </text:list-item>
        <text:list-item>
          <text:p text:style-name="P3"><text:span text:style-name="Strong_20_Emphasis">Pad</text:span> — Same as extrude in some CAD systems (FreeCAD uses "Pad" and "Pocket"). </text:p>
        </text:list-item>
        <text:list-item>
          <text:p text:style-name="P4"><text:span text:style-name="Strong_20_Emphasis">Pocket</text:span> — A cut extrusion in FreeCAD terminology. </text:p>
        </text:list-item>
      </text:list>
      <text:p text:style-name="Text_20_body"><text:span text:style-name="Strong_20_Emphasis">3D Feature Operations (Applied)</text:span></text:p>
      <text:list text:style-name="L3">
        <text:list-item>
          <text:p text:style-name="P5"><text:span text:style-name="Strong_20_Emphasis">Fillet</text:span> — Rounding an edge with a specified radius. Can be constant, variable, or face-blended. </text:p>
        </text:list-item>
        <text:list-item>
          <text:p text:style-name="P5"><text:span text:style-name="Strong_20_Emphasis">Chamfer</text:span> — Cutting an edge at an angle, creating a flat bevel. Defined by distance × distance or distance × angle. </text:p>
        </text:list-item>
        <text:list-item>
          <text:p text:style-name="P5"><text:soft-page-break/><text:span text:style-name="Strong_20_Emphasis">Shell</text:span> — Hollowing out a solid body to a specified wall thickness, optionally removing one or more faces (creating open containers, enclosures). </text:p>
        </text:list-item>
        <text:list-item>
          <text:p text:style-name="P5"><text:span text:style-name="Strong_20_Emphasis">Draft</text:span> — Applying a taper angle to faces, critical for <text:span text:style-name="Strong_20_Emphasis">injection molding</text:span> so parts release from molds. </text:p>
        </text:list-item>
        <text:list-item>
          <text:p text:style-name="P5"><text:span text:style-name="Strong_20_Emphasis">Rib</text:span> — A thin wall feature connecting a boss to a wall for structural reinforcement. </text:p>
        </text:list-item>
        <text:list-item>
          <text:p text:style-name="P5"><text:span text:style-name="Strong_20_Emphasis">Pattern</text:span> — Duplicating features in linear arrays, circular arrays, or driven by a curve/sketch. Includes <text:span text:style-name="Strong_20_Emphasis">linear pattern</text:span>, <text:span text:style-name="Strong_20_Emphasis">circular pattern</text:span>, and <text:span text:style-name="Strong_20_Emphasis">mirror</text:span>. </text:p>
        </text:list-item>
        <text:list-item>
          <text:p text:style-name="P5"><text:span text:style-name="Strong_20_Emphasis">Boolean Operations</text:span> — Union (add), Subtract (cut), Intersect (keep only overlap) between solid bodies. </text:p>
        </text:list-item>
        <text:list-item>
          <text:p text:style-name="P6"><text:span text:style-name="Strong_20_Emphasis">Hole Wizard</text:span> — Parametric creation of standard holes: counterbored, countersunk, tapped, through, blind. </text:p>
        </text:list-item>
      </text:list>
      <text:p text:style-name="Horizontal_20_Line"/>
      <text:h text:style-name="Heading_20_2" text:outline-level="2">2. Mechanical Components &amp; Feature Terminology (The Nouns)</text:h>
      <text:h text:style-name="Heading_20_3" text:outline-level="3">Fastener &amp; Thread Features</text:h>
      <text:list text:style-name="L4">
        <text:list-item>
          <text:p text:style-name="P7"><text:span text:style-name="Strong_20_Emphasis">Thread</text:span> — A helical ridge on a cylindrical surface for fastening or motion. Defined by <text:span text:style-name="Strong_20_Emphasis">pitch</text:span> (distance between threads), <text:span text:style-name="Strong_20_Emphasis">major diameter</text:span>, <text:span text:style-name="Strong_20_Emphasis">minor diameter</text:span>, and <text:span text:style-name="Strong_20_Emphasis">thread form</text:span> (profile shape). </text:p>
          <text:list>
            <text:list-item>
              <text:p text:style-name="P7"><text:span text:style-name="Strong_20_Emphasis">External thread</text:span> — On a shaft/bolt (male). </text:p>
            </text:list-item>
            <text:list-item>
              <text:p text:style-name="P7"><text:span text:style-name="Strong_20_Emphasis">Internal thread</text:span> — Inside a hole/nut (female). </text:p>
            </text:list-item>
            <text:list-item>
              <text:p text:style-name="P7"><text:span text:style-name="Strong_20_Emphasis">Thread standards</text:span>: Metric (M8×1.25 = 8mm major dia, 1.25mm pitch), UNC/UNF (Unified National Coarse/Fine), ACME (trapezoidal, for power transmission), Buttress (asymmetric, for unidirectional loads). </text:p>
            </text:list-item>
          </text:list>
        </text:list-item>
        <text:list-item>
          <text:p text:style-name="P7"><text:span text:style-name="Strong_20_Emphasis">Tap / Tapped Hole</text:span> — A hole with internal threads cut into it. </text:p>
        </text:list-item>
        <text:list-item>
          <text:p text:style-name="P7"><text:span text:style-name="Strong_20_Emphasis">Counterbore (CBORE)</text:span> — A flat-bottomed cylindrical recess that allows a bolt head to sit flush or below surface. </text:p>
        </text:list-item>
        <text:list-item>
          <text:p text:style-name="P7"><text:span text:style-name="Strong_20_Emphasis">Countersink (CSK)</text:span> — A conical recess for flat-head screws to sit flush. </text:p>
        </text:list-item>
        <text:list-item>
          <text:p text:style-name="P7"><text:span text:style-name="Strong_20_Emphasis">Spotface</text:span> — A shallow counterbore to create a flat seating surface on a rough casting. </text:p>
        </text:list-item>
        <text:list-item>
          <text:p text:style-name="P7"><text:span text:style-name="Strong_20_Emphasis">Clearance Hole</text:span> — A hole slightly larger than the fastener, allowing it to pass through without threading. </text:p>
        </text:list-item>
        <text:list-item>
          <text:p text:style-name="P7"><text:span text:style-name="Strong_20_Emphasis">Press Fit / Interference Fit Hole</text:span> — A hole slightly smaller than the inserted component, creating a friction-based joint. </text:p>
        </text:list-item>
        <text:list-item>
          <text:p text:style-name="P8"><text:span text:style-name="Strong_20_Emphasis">Helicoil / Thread Insert</text:span> — A coiled wire insert for reinforcing threads in soft materials (aluminum, plastic). </text:p>
        </text:list-item>
      </text:list>
      <text:h text:style-name="Heading_20_3" text:outline-level="3">Shaft &amp; Rotational Features</text:h>
      <text:list text:style-name="L5">
        <text:list-item>
          <text:p text:style-name="P9"><text:span text:style-name="Strong_20_Emphasis">Shaft</text:span> — A cylindrical component designed to transmit torque and rotation. </text:p>
        </text:list-item>
        <text:list-item>
          <text:p text:style-name="P9"><text:span text:style-name="Strong_20_Emphasis">Keyway / Key Seat</text:span> — A rectangular slot cut into a shaft and mating hub to transmit torque via a <text:span text:style-name="Strong_20_Emphasis">key</text:span> (a rectangular bar). </text:p>
        </text:list-item>
        <text:list-item>
          <text:p text:style-name="P9"><text:span text:style-name="Strong_20_Emphasis">Spline (mechanical)</text:span> — Multiple ridges along a shaft that engage with grooves in a mating part. Higher torque capacity than a single key. Not to be confused with the CAD curve type. </text:p>
        </text:list-item>
        <text:list-item>
          <text:p text:style-name="P9"><text:soft-page-break/><text:span text:style-name="Strong_20_Emphasis">Knurl</text:span> — A textured pattern (diamond or straight) rolled onto a cylindrical surface for grip or press-fit retention. </text:p>
        </text:list-item>
        <text:list-item>
          <text:p text:style-name="P9"><text:span text:style-name="Strong_20_Emphasis">Journal</text:span> — The portion of a shaft that sits inside a bearing. </text:p>
        </text:list-item>
        <text:list-item>
          <text:p text:style-name="P9"><text:span text:style-name="Strong_20_Emphasis">Shoulder / Step</text:span> — A diameter change along a shaft that provides axial location for bearings, gears, or other components. </text:p>
        </text:list-item>
        <text:list-item>
          <text:p text:style-name="P9"><text:span text:style-name="Strong_20_Emphasis">Undercut / Relief Groove</text:span> — A narrow groove cut at a diameter transition to allow full thread engagement or grinding wheel clearance. </text:p>
        </text:list-item>
        <text:list-item>
          <text:p text:style-name="P10"><text:span text:style-name="Strong_20_Emphasis">Center Hole</text:span> — A conical hole in the end of a shaft for lathe center support during machining. </text:p>
        </text:list-item>
      </text:list>
      <text:h text:style-name="Heading_20_3" text:outline-level="3">Flange &amp; Connection Features</text:h>
      <text:list text:style-name="L6">
        <text:list-item>
          <text:p text:style-name="P11"><text:span text:style-name="Strong_20_Emphasis">Flange</text:span> — A protruding rim or collar used for strengthening, attachment, or sealing. Types include: </text:p>
          <text:list>
            <text:list-item>
              <text:p text:style-name="P11"><text:span text:style-name="Strong_20_Emphasis">Weld Neck Flange</text:span> — Has a long tapered hub, welded to pipe. Highest integrity. </text:p>
            </text:list-item>
            <text:list-item>
              <text:p text:style-name="P11"><text:span text:style-name="Strong_20_Emphasis">Slip-On Flange</text:span> — Slides over pipe and is fillet welded. Easier to align. </text:p>
            </text:list-item>
            <text:list-item>
              <text:p text:style-name="P11"><text:span text:style-name="Strong_20_Emphasis">Blind Flange</text:span> — A solid plate that caps off a pipe end. </text:p>
            </text:list-item>
            <text:list-item>
              <text:p text:style-name="P11"><text:span text:style-name="Strong_20_Emphasis">Lap Joint Flange</text:span> — Used with a <text:span text:style-name="Strong_20_Emphasis">stub end</text:span>, allowing rotation for bolt alignment. </text:p>
            </text:list-item>
            <text:list-item>
              <text:p text:style-name="P11"><text:span text:style-name="Strong_20_Emphasis">Threaded Flange</text:span> — Screws onto a threaded pipe end. </text:p>
            </text:list-item>
            <text:list-item>
              <text:p text:style-name="P11"><text:span text:style-name="Strong_20_Emphasis">Socket Weld Flange</text:span> — Pipe inserts into a socket and is fillet welded. </text:p>
            </text:list-item>
          </text:list>
        </text:list-item>
        <text:list-item>
          <text:p text:style-name="P11"><text:span text:style-name="Strong_20_Emphasis">Bolt Circle Diameter (BCD)</text:span> — The diameter of the imaginary circle passing through the center of bolt holes on a flange. </text:p>
        </text:list-item>
        <text:list-item>
          <text:p text:style-name="P11"><text:span text:style-name="Strong_20_Emphasis">Gasket Seat / Raised Face</text:span> — The machined surface on a flange face where a gasket sits to create a seal. </text:p>
        </text:list-item>
        <text:list-item>
          <text:p text:style-name="P11"><text:span text:style-name="Strong_20_Emphasis">Boss</text:span> — A raised cylindrical feature on a surface, typically for mounting fasteners or aligning components (very common in injection-molded plastic parts). </text:p>
        </text:list-item>
        <text:list-item>
          <text:p text:style-name="P11"><text:span text:style-name="Strong_20_Emphasis">Lug</text:span> — A protruding bracket or ear used as an attachment or lifting point. </text:p>
        </text:list-item>
        <text:list-item>
          <text:p text:style-name="P12"><text:span text:style-name="Strong_20_Emphasis">Gusset</text:span> — A triangular plate or rib used to reinforce a joint between two surfaces. </text:p>
        </text:list-item>
      </text:list>
      <text:h text:style-name="Heading_20_3" text:outline-level="3">Hole &amp; Cavity Features</text:h>
      <text:list text:style-name="L7">
        <text:list-item>
          <text:p text:style-name="P13"><text:span text:style-name="Strong_20_Emphasis">Blind Hole</text:span> — A hole that does not pass completely through the material. Has a defined depth. </text:p>
        </text:list-item>
        <text:list-item>
          <text:p text:style-name="P13"><text:span text:style-name="Strong_20_Emphasis">Through Hole</text:span> — A hole that passes completely through. </text:p>
        </text:list-item>
        <text:list-item>
          <text:p text:style-name="P13"><text:span text:style-name="Strong_20_Emphasis">Bore</text:span> — A precision cylindrical hole, often machined to tight tolerances for bearing or shaft fitment. </text:p>
        </text:list-item>
        <text:list-item>
          <text:p text:style-name="P13"><text:span text:style-name="Strong_20_Emphasis">Recess / Pocket</text:span> — A shallow cavity machined into a surface. </text:p>
        </text:list-item>
        <text:list-item>
          <text:p text:style-name="P13"><text:span text:style-name="Strong_20_Emphasis">Slot</text:span> — An elongated hole or groove (T-slot, dovetail slot, keyway slot). </text:p>
        </text:list-item>
        <text:list-item>
          <text:p text:style-name="P13"><text:span text:style-name="Strong_20_Emphasis">Groove</text:span> — A channel cut into a surface. <text:span text:style-name="Strong_20_Emphasis">O-ring groove</text:span> is a specific type sized to ASTM/ISO standards for elastomeric seal retention. </text:p>
        </text:list-item>
        <text:list-item>
          <text:p text:style-name="P14"><text:span text:style-name="Strong_20_Emphasis">Datum</text:span> — A reference feature (plane, axis, or point) from which dimensions and tolerances are measured. </text:p>
        </text:list-item>
      </text:list>
      <text:h text:style-name="Heading_20_3" text:outline-level="3">Bearing &amp; Motion Features</text:h>
      <text:list text:style-name="L8">
        <text:list-item>
          <text:p text:style-name="P15"><text:span text:style-name="Strong_20_Emphasis">Bearing Seat</text:span> — A precision bore or shaft surface where a bearing mounts. Tolerance class determines fit type. </text:p>
        </text:list-item>
        <text:list-item>
          <text:p text:style-name="P15"><text:soft-page-break/><text:span text:style-name="Strong_20_Emphasis">Bushing</text:span> — A cylindrical sleeve that acts as a plain bearing or adapter between two different diameters. </text:p>
        </text:list-item>
        <text:list-item>
          <text:p text:style-name="P15"><text:span text:style-name="Strong_20_Emphasis">Retaining Ring Groove (Snap Ring Groove)</text:span> — A narrow circumferential groove for a circlip/snap ring that axially retains a component on a shaft or in a bore. </text:p>
        </text:list-item>
        <text:list-item>
          <text:p text:style-name="P15"><text:span text:style-name="Strong_20_Emphasis">Cam</text:span> — A rotating or sliding piece that converts rotary motion to linear motion via a shaped profile (lobe). </text:p>
        </text:list-item>
        <text:list-item>
          <text:p text:style-name="P15"><text:span text:style-name="Strong_20_Emphasis">Detent</text:span> — A spring-loaded ball or pin that drops into a notch to hold a mechanism in a defined position. </text:p>
        </text:list-item>
        <text:list-item>
          <text:p text:style-name="P15"><text:span text:style-name="Strong_20_Emphasis">Clevis</text:span> — A U-shaped bracket with a pin hole, used for pin-joint connections (linkages, hydraulic cylinders). </text:p>
        </text:list-item>
        <text:list-item>
          <text:p text:style-name="P16"><text:span text:style-name="Strong_20_Emphasis">Trunnion</text:span> — A cylindrical pivot or mounting pin, often integral to a component (hydraulic cylinders, cannons). </text:p>
        </text:list-item>
      </text:list>
      <text:h text:style-name="Heading_20_3" text:outline-level="3">Sheet Metal Features</text:h>
      <text:list text:style-name="L9">
        <text:list-item>
          <text:p text:style-name="P17"><text:span text:style-name="Strong_20_Emphasis">Bend</text:span> — A formed angle in sheet metal defined by <text:span text:style-name="Strong_20_Emphasis">bend radius</text:span>, <text:span text:style-name="Strong_20_Emphasis">bend angle</text:span>, and <text:span text:style-name="Strong_20_Emphasis">bend allowance</text:span> (material stretch compensation). </text:p>
        </text:list-item>
        <text:list-item>
          <text:p text:style-name="P17"><text:span text:style-name="Strong_20_Emphasis">K-Factor</text:span> — The ratio of the neutral axis location to material thickness, governing bend allowance calculation. </text:p>
        </text:list-item>
        <text:list-item>
          <text:p text:style-name="P17"><text:span text:style-name="Strong_20_Emphasis">Hem</text:span> — A fold where sheet metal is bent back onto itself (open hem, closed hem, teardrop hem) for edge stiffness and safety. </text:p>
        </text:list-item>
        <text:list-item>
          <text:p text:style-name="P17"><text:span text:style-name="Strong_20_Emphasis">Tab</text:span> — A protruding feature formed by cutting three sides and bending. </text:p>
        </text:list-item>
        <text:list-item>
          <text:p text:style-name="P17"><text:span text:style-name="Strong_20_Emphasis">Louver</text:span> — A lance-and-form feature creating a slotted ventilation opening. </text:p>
        </text:list-item>
        <text:list-item>
          <text:p text:style-name="P17"><text:span text:style-name="Strong_20_Emphasis">Dimple / Lance</text:span> — A small formed protrusion or partially cut-and-bent feature. </text:p>
        </text:list-item>
        <text:list-item>
          <text:p text:style-name="P17"><text:span text:style-name="Strong_20_Emphasis">Flat Pattern</text:span> — The unfolded/developed 2D layout of a sheet metal part before bending. Critical for laser cutting and CNC punching. </text:p>
        </text:list-item>
        <text:list-item>
          <text:p text:style-name="P17"><text:span text:style-name="Strong_20_Emphasis">Jog / Offset Bend</text:span> — Two bends creating a step/offset in the sheet. </text:p>
        </text:list-item>
        <text:list-item>
          <text:p text:style-name="P17"><text:span text:style-name="Strong_20_Emphasis">Bead</text:span> — A formed ridge for stiffening a flat panel. </text:p>
        </text:list-item>
        <text:list-item>
          <text:p text:style-name="P18"><text:span text:style-name="Strong_20_Emphasis">Emboss / Deboss</text:span> — Raised or recessed formed features in sheet metal (logos, stiffeners, locators). </text:p>
        </text:list-item>
      </text:list>
      <text:h text:style-name="Heading_20_3" text:outline-level="3">Seal &amp; Gasket Features</text:h>
      <text:list text:style-name="L10">
        <text:list-item>
          <text:p text:style-name="P19"><text:span text:style-name="Strong_20_Emphasis">O-Ring Gland</text:span> — A precisely dimensioned groove (axial or radial) sized per AS568 or ISO 3601 standards to compress an O-ring for sealing. </text:p>
        </text:list-item>
        <text:list-item>
          <text:p text:style-name="P19"><text:span text:style-name="Strong_20_Emphasis">Face Seal</text:span> — Sealing between two flat surfaces (gasket type). </text:p>
        </text:list-item>
        <text:list-item>
          <text:p text:style-name="P19"><text:span text:style-name="Strong_20_Emphasis">Radial Seal</text:span> — Sealing between a shaft and bore (lip seal, O-ring in radial gland). </text:p>
        </text:list-item>
        <text:list-item>
          <text:p text:style-name="P20"><text:span text:style-name="Strong_20_Emphasis">Labyrinth Seal</text:span> — A non-contact seal using tortuous paths to restrict fluid flow (turbomachinery). </text:p>
        </text:list-item>
      </text:list>
      <text:h text:style-name="Heading_20_3" text:outline-level="3">Gear Terminology</text:h>
      <text:list text:style-name="L11">
        <text:list-item>
          <text:p text:style-name="P21"><text:span text:style-name="Strong_20_Emphasis">Spur Gear</text:span> — Straight-tooth gear for parallel shaft power transmission. </text:p>
        </text:list-item>
        <text:list-item>
          <text:p text:style-name="P21"><text:span text:style-name="Strong_20_Emphasis">Helical Gear</text:span> — Angled teeth, smoother and quieter than spur, generates axial thrust. </text:p>
        </text:list-item>
        <text:list-item>
          <text:p text:style-name="P21"><text:span text:style-name="Strong_20_Emphasis">Bevel Gear</text:span> — Conical gears for intersecting shafts (typically 90°). </text:p>
        </text:list-item>
        <text:list-item>
          <text:p text:style-name="P21"><text:span text:style-name="Strong_20_Emphasis">Worm Gear</text:span> — A screw (worm) meshing with a wheel, high reduction ratio, self-locking capability. </text:p>
        </text:list-item>
        <text:list-item>
          <text:p text:style-name="P21"><text:span text:style-name="Strong_20_Emphasis">Rack and Pinion</text:span> — Converts rotary to linear motion (steering systems). </text:p>
        </text:list-item>
        <text:list-item>
          <text:p text:style-name="P21"><text:soft-page-break/><text:span text:style-name="Strong_20_Emphasis">Module (m)</text:span> — Metric gear sizing: m = pitch diameter / number of teeth. (Diametral Pitch is the imperial equivalent.) </text:p>
        </text:list-item>
        <text:list-item>
          <text:p text:style-name="P21"><text:span text:style-name="Strong_20_Emphasis">Pitch Circle</text:span> — The imaginary circle where gear teeth effectively mesh. </text:p>
        </text:list-item>
        <text:list-item>
          <text:p text:style-name="P21"><text:span text:style-name="Strong_20_Emphasis">Addendum</text:span> — Tooth height above the pitch circle. </text:p>
        </text:list-item>
        <text:list-item>
          <text:p text:style-name="P21"><text:span text:style-name="Strong_20_Emphasis">Dedendum</text:span> — Tooth depth below the pitch circle. </text:p>
        </text:list-item>
        <text:list-item>
          <text:p text:style-name="P21"><text:span text:style-name="Strong_20_Emphasis">Involute Profile</text:span> — The standard tooth curve shape that maintains constant velocity ratio. </text:p>
        </text:list-item>
        <text:list-item>
          <text:p text:style-name="P21"><text:span text:style-name="Strong_20_Emphasis">Backlash</text:span> — The clearance between mating gear teeth. </text:p>
        </text:list-item>
        <text:list-item>
          <text:p text:style-name="P22"><text:span text:style-name="Strong_20_Emphasis">Root Fillet</text:span> — The radius at the base of a gear tooth (stress concentration area). </text:p>
        </text:list-item>
      </text:list>
      <text:h text:style-name="Heading_20_3" text:outline-level="3">Structural / Weldment Features</text:h>
      <text:list text:style-name="L12">
        <text:list-item>
          <text:p text:style-name="P23"><text:span text:style-name="Strong_20_Emphasis">Structural Member / Profile</text:span> — Extruded cross-sections: I-beam, C-channel, L-angle, T-section, HSS (Hollow Structural Section — square/rectangular tube), round tube. </text:p>
        </text:list-item>
        <text:list-item>
          <text:p text:style-name="P23"><text:span text:style-name="Strong_20_Emphasis">Weld Bead</text:span> — The deposited material joining two components. CAD represents this as cosmetic or structural features. </text:p>
        </text:list-item>
        <text:list-item>
          <text:p text:style-name="P23"><text:span text:style-name="Strong_20_Emphasis">Weld Symbols</text:span> — Standardized annotations (AWS A2.4) indicating joint type, weld type (fillet, groove, plug, slot, seam), size, and finishing. </text:p>
        </text:list-item>
        <text:list-item>
          <text:p text:style-name="P23"><text:span text:style-name="Strong_20_Emphasis">Miter Joint</text:span> — Members meeting at an angle, each cut to half the included angle. </text:p>
        </text:list-item>
        <text:list-item>
          <text:p text:style-name="P23"><text:span text:style-name="Strong_20_Emphasis">Cope</text:span> — A profile cut into the end of one structural member to fit against another's shape. </text:p>
        </text:list-item>
        <text:list-item>
          <text:p text:style-name="P24"><text:span text:style-name="Strong_20_Emphasis">End Cap</text:span> — A plate closing the open end of a hollow structural section. </text:p>
        </text:list-item>
      </text:list>
      <text:p text:style-name="Horizontal_20_Line"/>
      <text:h text:style-name="Heading_20_2" text:outline-level="2">3. Assembly &amp; Relationship Terminology</text:h>
      <text:list text:style-name="L13">
        <text:list-item>
          <text:p text:style-name="P25"><text:span text:style-name="Strong_20_Emphasis">Mate / Constraint</text:span> — Defining spatial relationships between components: coincident, concentric, parallel, perpendicular, tangent, distance, angle, gear, cam, rack-pinion. </text:p>
        </text:list-item>
        <text:list-item>
          <text:p text:style-name="P25"><text:span text:style-name="Strong_20_Emphasis">Degrees of Freedom (DOF)</text:span> — The remaining unconstrained motions. A fully constrained component has 0 DOF. A hinge has 1 DOF (rotation about one axis). </text:p>
        </text:list-item>
        <text:list-item>
          <text:p text:style-name="P25"><text:span text:style-name="Strong_20_Emphasis">Sub-Assembly</text:span> — A group of parts assembled together that functions as a unit within a larger assembly. </text:p>
        </text:list-item>
        <text:list-item>
          <text:p text:style-name="P25"><text:span text:style-name="Strong_20_Emphasis">BOM (Bill of Materials)</text:span> — The structured list of all components, quantities, materials, and part numbers in an assembly. </text:p>
        </text:list-item>
        <text:list-item>
          <text:p text:style-name="P25"><text:span text:style-name="Strong_20_Emphasis">Interference Check / Clash Detection</text:span> — Automated verification that no two solid bodies occupy the same space. </text:p>
        </text:list-item>
        <text:list-item>
          <text:p text:style-name="P25"><text:span text:style-name="Strong_20_Emphasis">Exploded View</text:span> — Components separated along assembly vectors to show relationships and assembly sequence. </text:p>
        </text:list-item>
        <text:list-item>
          <text:p text:style-name="P26"><text:span text:style-name="Strong_20_Emphasis">Tolerance Stack-Up</text:span> — The cumulative effect of individual part tolerances on assembly fit and function. Critical for multi-part assemblies. </text:p>
        </text:list-item>
      </text:list>
      <text:p text:style-name="Horizontal_20_Line"/>
      <text:h text:style-name="Heading_20_2" text:outline-level="2">4. Tolerancing &amp; Dimensioning (GD&amp;T)</text:h>
      <text:p text:style-name="Text_20_body"><text:span text:style-name="Strong_20_Emphasis">GD&amp;T — Geometric Dimensioning and Tolerancing</text:span> (ASME Y14.5 / ISO 1101) is the universal language for defining allowable variation. CAD-generating LLMs that produce manufacturing drawings need these terms.</text:p>
      <text:list text:style-name="L14">
        <text:list-item>
          <text:p text:style-name="P27"><text:soft-page-break/><text:span text:style-name="Strong_20_Emphasis">Feature Control Frame</text:span> — The rectangular box containing the geometric tolerance symbol, tolerance value, and datum references. </text:p>
        </text:list-item>
        <text:list-item>
          <text:p text:style-name="P27"><text:span text:style-name="Strong_20_Emphasis">Flatness</text:span> — How much a surface can deviate from a perfect plane. </text:p>
        </text:list-item>
        <text:list-item>
          <text:p text:style-name="P27"><text:span text:style-name="Strong_20_Emphasis">Straightness</text:span> — How much a line element can deviate from perfectly straight. </text:p>
        </text:list-item>
        <text:list-item>
          <text:p text:style-name="P27"><text:span text:style-name="Strong_20_Emphasis">Circularity (Roundness)</text:span> — How much a cross-section deviates from a perfect circle. </text:p>
        </text:list-item>
        <text:list-item>
          <text:p text:style-name="P27"><text:span text:style-name="Strong_20_Emphasis">Cylindricity</text:span> — Combines circularity, straightness, and taper over the full length of a cylinder. </text:p>
        </text:list-item>
        <text:list-item>
          <text:p text:style-name="P27"><text:span text:style-name="Strong_20_Emphasis">Perpendicularity</text:span> — How much a feature deviates from 90° to a datum. </text:p>
        </text:list-item>
        <text:list-item>
          <text:p text:style-name="P27"><text:span text:style-name="Strong_20_Emphasis">Parallelism</text:span> — How much a feature deviates from being parallel to a datum. </text:p>
        </text:list-item>
        <text:list-item>
          <text:p text:style-name="P27"><text:span text:style-name="Strong_20_Emphasis">Angularity</text:span> — How much a feature deviates from a specified angle to a datum. </text:p>
        </text:list-item>
        <text:list-item>
          <text:p text:style-name="P27"><text:span text:style-name="Strong_20_Emphasis">Position (True Position)</text:span> — How much a feature's actual center can deviate from its theoretically exact location. </text:p>
        </text:list-item>
        <text:list-item>
          <text:p text:style-name="P27"><text:span text:style-name="Strong_20_Emphasis">Concentricity</text:span> — How much the median points of a feature deviate from a datum axis. </text:p>
        </text:list-item>
        <text:list-item>
          <text:p text:style-name="P27"><text:span text:style-name="Strong_20_Emphasis">Runout (Circular / Total)</text:span> — Variation measured when a part is rotated about a datum axis. Controls wobble. </text:p>
        </text:list-item>
        <text:list-item>
          <text:p text:style-name="P27"><text:span text:style-name="Strong_20_Emphasis">Profile (Line / Surface)</text:span> — Controls the shape of a 2D line or 3D surface relative to a theoretical profile. </text:p>
        </text:list-item>
        <text:list-item>
          <text:p text:style-name="P27"><text:span text:style-name="Strong_20_Emphasis">Maximum Material Condition (MMC)</text:span> — The state where a feature contains the most material (largest shaft, smallest hole). </text:p>
        </text:list-item>
        <text:list-item>
          <text:p text:style-name="P27"><text:span text:style-name="Strong_20_Emphasis">Least Material Condition (LMC)</text:span> — The opposite — least material (smallest shaft, largest hole). </text:p>
        </text:list-item>
        <text:list-item>
          <text:p text:style-name="P28"><text:span text:style-name="Strong_20_Emphasis">Regardless of Feature Size (RFS)</text:span> — Tolerance applies independent of actual size. </text:p>
        </text:list-item>
      </text:list>
      <text:p text:style-name="Horizontal_20_Line"/>
      <text:h text:style-name="Heading_20_2" text:outline-level="2">5. Surface Finish &amp; Material Specifications</text:h>
      <text:list text:style-name="L15">
        <text:list-item>
          <text:p text:style-name="P29"><text:span text:style-name="Strong_20_Emphasis">Surface Roughness (Ra)</text:span> — Arithmetic average of surface deviations from the mean, measured in micrometers (μm) or microinches (μin). Ra 0.8 μm = fine machined. Ra 3.2 μm = standard machined. Ra 12.5 μm = rough. </text:p>
        </text:list-item>
        <text:list-item>
          <text:p text:style-name="P29"><text:span text:style-name="Strong_20_Emphasis">Surface Finish Symbols</text:span> — Indicate required roughness, lay direction, machining allowance, and process on drawings. </text:p>
        </text:list-item>
        <text:list-item>
          <text:p text:style-name="P29"><text:span text:style-name="Strong_20_Emphasis">Hardness Callouts</text:span> — HRC (Rockwell C), HRB, HV (Vickers), HB (Brinell) — specified in material or surface treatment notes. </text:p>
        </text:list-item>
        <text:list-item>
          <text:p text:style-name="P29"><text:span text:style-name="Strong_20_Emphasis">Heat Treatment</text:span> — Case hardening, through hardening, annealing, tempering, nitriding, carburizing. </text:p>
        </text:list-item>
        <text:list-item>
          <text:p text:style-name="P30"><text:span text:style-name="Strong_20_Emphasis">Surface Treatment</text:span> — Anodizing (aluminum), zinc plating, powder coating, electroless nickel, chrome plating, passivation (stainless steel), black oxide. </text:p>
        </text:list-item>
      </text:list>
      <text:p text:style-name="Horizontal_20_Line"/>
      <text:h text:style-name="Heading_20_2" text:outline-level="2">6. Manufacturing Process Awareness for CAD</text:h>
      <text:p text:style-name="Text_20_body">Understanding these informs what geometry is <text:span text:style-name="Emphasis">manufacturable</text:span>:</text:p>
      <text:list text:style-name="L16">
        <text:list-item>
          <text:p text:style-name="P31"><text:span text:style-name="Strong_20_Emphasis">CNC Milling</text:span> — Tool radius dictates minimum internal corner radius. Deep narrow pockets are expensive. Prefer standard tool sizes. </text:p>
        </text:list-item>
        <text:list-item>
          <text:p text:style-name="P31"><text:soft-page-break/><text:span text:style-name="Strong_20_Emphasis">CNC Turning/Lathe</text:span> — For axially symmetric parts. Internal features limited by boring bar reach. </text:p>
        </text:list-item>
        <text:list-item>
          <text:p text:style-name="P31"><text:span text:style-name="Strong_20_Emphasis">Injection Molding</text:span> — Requires draft angles (1-3°), uniform wall thickness, radiused corners, and consideration of parting lines, gate locations, and ejector pin marks. </text:p>
        </text:list-item>
        <text:list-item>
          <text:p text:style-name="P31"><text:span text:style-name="Strong_20_Emphasis">3D Printing / Additive Manufacturing</text:span> — Minimum wall thickness, overhang angles (typically &gt;45° from horizontal needs support), layer resolution limitations. </text:p>
        </text:list-item>
        <text:list-item>
          <text:p text:style-name="P31"><text:span text:style-name="Strong_20_Emphasis">Sheet Metal Fabrication</text:span> — Minimum bend radius (typically ≥ material thickness), minimum flange length, punch-to-bend clearance, grain direction considerations. </text:p>
        </text:list-item>
        <text:list-item>
          <text:p text:style-name="P31"><text:span text:style-name="Strong_20_Emphasis">Casting</text:span> — Draft angles, minimum wall thickness, fillet all internal corners, avoid sharp section changes (causes hot spots/porosity). </text:p>
        </text:list-item>
        <text:list-item>
          <text:p text:style-name="P32"><text:span text:style-name="Strong_20_Emphasis">Welding</text:span> — Joint accessibility, distortion management, weld symbol specification, material weldability. </text:p>
        </text:list-item>
      </text:list>
      <text:p text:style-name="Horizontal_20_Line"/>
      <text:h text:style-name="Heading_20_2" text:outline-level="2">7. Free &amp; Open-Source Study Resources</text:h>
      <text:h text:style-name="Heading_20_3" text:outline-level="3">CAD Software (Free)</text:h>
      <text:list text:style-name="L17">
        <text:list-item>
          <text:p text:style-name="P33"><text:span text:style-name="Strong_20_Emphasis">FreeCAD</text:span> (freecad.org) — Fully open-source parametric CAD. Part Design, Assembly, Sheet Metal, FEM, TechDraw workbenches. Best for learning fundamentals without licensing costs. </text:p>
        </text:list-item>
        <text:list-item>
          <text:p text:style-name="P33"><text:span text:style-name="Strong_20_Emphasis">Onshape Free</text:span> (onshape.dev/signup) — Browser-based, professional-grade parametric CAD. Free tier is public-only. Excellent for learning SolidWorks-style workflows. </text:p>
        </text:list-item>
        <text:list-item>
          <text:p text:style-name="P33"><text:span text:style-name="Strong_20_Emphasis">Fusion 360 Personal</text:span> (autodesk.com) — Free for personal/non-commercial use. Parametric modeling, CAM, simulation, PCB design. </text:p>
        </text:list-item>
        <text:list-item>
          <text:p text:style-name="P33"><text:span text:style-name="Strong_20_Emphasis">OpenSCAD</text:span> (openscad.org) — Code-based/programmatic CAD using a scripting language. Excellent pairing with LLM-generated geometry since it's inherently text-based. </text:p>
        </text:list-item>
        <text:list-item>
          <text:p text:style-name="P33"><text:span text:style-name="Strong_20_Emphasis">Blender</text:span> (blender.org) — Primarily mesh/surface modeling but has CAD-oriented addons. Better for organic shapes and visualization than precision engineering. </text:p>
        </text:list-item>
        <text:list-item>
          <text:p text:style-name="P33"><text:span text:style-name="Strong_20_Emphasis">LibreCAD</text:span> (librecad.org) — Open-source 2D CAD for drafting (AutoCAD LT equivalent). </text:p>
        </text:list-item>
        <text:list-item>
          <text:p text:style-name="P34"><text:span text:style-name="Strong_20_Emphasis">KiCad</text:span> (kicad.org) — Open-source PCB/electronics CAD if your projects cross into electrical. </text:p>
        </text:list-item>
      </text:list>
      <text:h text:style-name="Heading_20_3" text:outline-level="3">Learning Resources (Free)</text:h>
      <text:list text:style-name="L18">
        <text:list-item>
          <text:p text:style-name="P35"><text:span text:style-name="Strong_20_Emphasis">MIT OpenCourseWare 2.007</text:span> (ocw.mit.edu) — Design and Manufacturing I. Covers fundamental mechanical design principles. </text:p>
        </text:list-item>
        <text:list-item>
          <text:p text:style-name="P35"><text:span text:style-name="Strong_20_Emphasis">MIT OCW 2.008</text:span> — Design and Manufacturing II. Production processes. </text:p>
        </text:list-item>
        <text:list-item>
          <text:p text:style-name="P35"><text:span text:style-name="Strong_20_Emphasis">MIT OCW 2.003/2.004</text:span> — Dynamics and Controls, modeling mechanical systems. </text:p>
        </text:list-item>
        <text:list-item>
          <text:p text:style-name="P35"><text:span text:style-name="Strong_20_Emphasis">FreeCAD Wiki &amp; Tutorials</text:span> (wiki.freecad.org) — Comprehensive documentation with step-by-step tutorials for every workbench. </text:p>
        </text:list-item>
        <text:list-item>
          <text:p text:style-name="P35"><text:span text:style-name="Strong_20_Emphasis">MangoJelly Solutions (YouTube)</text:span> — Widely regarded as the best FreeCAD tutorial series. Methodical, well-paced. </text:p>
        </text:list-item>
        <text:list-item>
          <text:p text:style-name="P35"><text:span text:style-name="Strong_20_Emphasis">Lars Christensen (YouTube)</text:span> — Excellent Fusion 360 tutorials from beginner to advanced. </text:p>
        </text:list-item>
        <text:list-item>
          <text:p text:style-name="P35"><text:span text:style-name="Strong_20_Emphasis">Engineers Edge</text:span> (engineersedge.com) — Free reference for mechanical engineering formulas, thread tables, tolerance charts, GD&amp;T references, material properties. </text:p>
        </text:list-item>
        <text:list-item>
          <text:p text:style-name="P35"><text:soft-page-break/><text:span text:style-name="Strong_20_Emphasis">Machinery's Handbook</text:span> — Not free, but the single most essential mechanical engineering reference. The "bible" of the trade. Worth owning. </text:p>
        </text:list-item>
        <text:list-item>
          <text:p text:style-name="P35"><text:span text:style-name="Strong_20_Emphasis">ASME Y14.5 GD&amp;T</text:span> — The standard itself costs money, but numerous free tutorials exist: </text:p>
          <text:list>
            <text:list-item>
              <text:p text:style-name="P35"><text:span text:style-name="Strong_20_Emphasis">GD&amp;T Basics</text:span> (gdandtbasics.com) — Free tutorials covering every symbol and concept. </text:p>
            </text:list-item>
            <text:list-item>
              <text:p text:style-name="P35"><text:span text:style-name="Strong_20_Emphasis">Tec-Ease GD&amp;T Tips</text:span> (tec-ease.com) — Free tip archive with visual examples. </text:p>
            </text:list-item>
          </text:list>
        </text:list-item>
        <text:list-item>
          <text:p text:style-name="P35"><text:span text:style-name="Strong_20_Emphasis">McMaster-Carr</text:span> (mcmaster.com) — Not a learning resource per se, but an invaluable reference. Every product has detailed CAD models, dimensions, and specifications. Browsing their catalog teaches you what standard components exist and how they're specified. </text:p>
        </text:list-item>
        <text:list-item>
          <text:p text:style-name="P35"><text:span text:style-name="Strong_20_Emphasis">GrabCAD</text:span> (grabcad.com) — Free library of CAD models. Study how experienced engineers model complex assemblies. </text:p>
        </text:list-item>
        <text:list-item>
          <text:p text:style-name="P35"><text:span text:style-name="Strong_20_Emphasis">TraceParts / 3D ContentCentral</text:span> — Free standard component libraries (bearings, fasteners, seals, actuators) with downloadable CAD models. </text:p>
        </text:list-item>
        <text:list-item>
          <text:p text:style-name="P35"><text:span text:style-name="Strong_20_Emphasis">Textbook: "Shigley's Mechanical Engineering Design"</text:span> — The standard university textbook. Older editions are widely available. Covers fastener design, shaft design, gear design, bearing selection, fatigue analysis — everything you'd need to understand <text:span text:style-name="Emphasis">why</text:span> these features exist. </text:p>
        </text:list-item>
        <text:list-item>
          <text:p text:style-name="P36"><text:span text:style-name="Strong_20_Emphasis">Textbook: "Engineering Drawing and Design" by Madsen</text:span> — Covers drawing standards, dimensioning, GD&amp;T, and how CAD drawings communicate manufacturing intent. Older editions are affordable. </text:p>
        </text:list-item>
      </text:list>
      <text:h text:style-name="Heading_20_3" text:outline-level="3">Specifically for LLM-Driven CAD Prompting</text:h>
      <text:list text:style-name="L19">
        <text:list-item>
          <text:p text:style-name="P37"><text:span text:style-name="Strong_20_Emphasis">OpenSCAD</text:span> is your strongest candidate for LLM-generated geometry because it's text/code-based. You can prompt an LLM to write OpenSCAD scripts, iterate, and render. </text:p>
        </text:list-item>
        <text:list-item>
          <text:p text:style-name="P37"><text:span text:style-name="Strong_20_Emphasis">CadQuery</text:span> (github.com/CadQuery/cadquery) — Python-based parametric CAD library. Write Python → get STEP/STL files. Extremely well-suited for LLM code generation. </text:p>
        </text:list-item>
        <text:list-item>
          <text:p text:style-name="P37"><text:span text:style-name="Strong_20_Emphasis">Build123d</text:span> (github.com/gumyr/build123d) — Modern Python CAD library, successor philosophy to CadQuery. Clean API, great for programmatic/LLM workflows. </text:p>
        </text:list-item>
        <text:list-item>
          <text:p text:style-name="P37"><text:span text:style-name="Strong_20_Emphasis">FreeCAD Python Console</text:span> — FreeCAD exposes its entire modeling kernel via Python. LLMs can generate FreeCAD Python scripts. </text:p>
        </text:list-item>
        <text:list-item>
          <text:p text:style-name="P38"><text:span text:style-name="Strong_20_Emphasis">STEP / IGES / STL / 3MF</text:span> — Know your file formats. STEP (.stp) is the universal exchange format for solid models. STL is for 3D printing (mesh only, no parametric data). IGES is legacy. 3MF is the modern replacement for STL. </text:p>
        </text:list-item>
      </text:list>
      <text:p text:style-name="Horizontal_20_Line"/>
      <text:h text:style-name="Heading_20_2" text:outline-level="2">8. Recommended Learning Path</text:h>
      <text:list text:style-name="L20">
        <text:list-item>
          <text:p text:style-name="P39"><text:span text:style-name="Strong_20_Emphasis">Install FreeCAD + Onshape Free account.</text:span> Use FreeCAD for offline parametric learning, Onshape for professional-workflow exposure. </text:p>
        </text:list-item>
        <text:list-item>
          <text:p text:style-name="P39"><text:span text:style-name="Strong_20_Emphasis">Work through MangoJelly's FreeCAD Part Design series</text:span> on YouTube. Model real parts: a flanged shaft, a gearbox housing, a sheet metal bracket. </text:p>
        </text:list-item>
        <text:list-item>
          <text:p text:style-name="P39"><text:span text:style-name="Strong_20_Emphasis">Study GD&amp;T Basics</text:span> (gdandtbasics.com) to understand how tolerancing language works. </text:p>
        </text:list-item>
        <text:list-item>
          <text:p text:style-name="P39"><text:soft-page-break/><text:span text:style-name="Strong_20_Emphasis">Browse McMaster-Carr</text:span> obsessively. Pick a component category (bearings, shaft collars, structural framing), study the specifications, download the CAD models, and examine how they're built. </text:p>
        </text:list-item>
        <text:list-item>
          <text:p text:style-name="P39"><text:span text:style-name="Strong_20_Emphasis">Learn CadQuery or Build123d</text:span> for Python-based CAD. This directly translates to LLM-promptable geometry generation. </text:p>
        </text:list-item>
        <text:list-item>
          <text:p text:style-name="P40"><text:span text:style-name="Strong_20_Emphasis">Practice prompting</text:span>: Take a real component from McMaster-Carr, describe it in natural language using the vocabulary above, and iterate with an LLM to generate the CadQuery/OpenSCAD code that recreates it. </text:p>
        </text:list-item>
      </text:list>
      <text:p text:style-name="Text_20_body">This vocabulary set covers roughly 90% of what you'll encounter in general mechanical CAD work. The remaining 10% is domain-specific (hydraulics, pneumatics, HVAC, piping, injection mold tooling, etc.) and builds on these fundamentals. Let me know if you want to drill into any specific area — sheet metal, gear design, GD&amp;T, or the programmatic CAD pipeline in particula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2T21:13:08.181991956</meta:creation-date>
    <meta:print-date>2026-02-22T21:13:37.481312508</meta:print-date>
    <dc:date>2026-02-22T21:14:52.903019022</dc:date>
    <meta:editing-duration>PT1M46S</meta:editing-duration>
    <meta:editing-cycles>1</meta:editing-cycles>
    <meta:document-statistic meta:table-count="0" meta:image-count="0" meta:object-count="0" meta:page-count="9" meta:paragraph-count="194" meta:word-count="3031" meta:character-count="20324" meta:non-whitespace-character-count="17323"/>
    <meta:generator>LibreOffice/25.8.4.2$Linux_X86_64 LibreOffice_project/0366609b1de41a39e1896ae41e33c673f2a73802</meta:generator>
  </office:meta>
</office:document-meta>
</file>